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fo:font-weight="bold" officeooo:rsid="001f7c5f" officeooo:paragraph-rsid="001f7c5f" style:font-size-asian="15pt" style:font-weight-asian="bold" style:font-size-complex="15pt" style:font-weight-complex="bold"/>
    </style:style>
    <style:style style:name="P2" style:family="paragraph" style:parent-style-name="Standard">
      <style:text-properties fo:font-size="15pt" fo:font-weight="normal" officeooo:rsid="001f7c5f" officeooo:paragraph-rsid="001f7c5f"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1f7c5f" officeooo:paragraph-rsid="001f7c5f"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officeooo:paragraph-rsid="0022ff6f" style:font-size-asian="15pt" style:font-size-complex="15pt"/>
    </style:style>
    <style:style style:name="P5" style:family="paragraph" style:parent-style-name="Standard">
      <style:paragraph-properties fo:text-align="start" style:justify-single-word="false"/>
      <style:text-properties fo:font-size="15pt" style:text-underline-style="none" fo:font-weight="normal" officeooo:paragraph-rsid="0022ff6f"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22ff6f" officeooo:paragraph-rsid="0022ff6f"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bold" officeooo:rsid="0022ff6f" officeooo:paragraph-rsid="0022ff6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243d46" officeooo:paragraph-rsid="00243d46" style:font-size-asian="15pt" style:font-weight-asian="bold" style:font-size-complex="15pt" style:font-weight-complex="bold"/>
    </style:style>
    <style:style style:name="P9" style:family="paragraph" style:parent-style-name="Standard">
      <style:text-properties fo:font-size="18pt" fo:font-weight="bold" officeooo:rsid="001f7c5f" officeooo:paragraph-rsid="001f7c5f" style:font-size-asian="18pt" style:font-weight-asian="bold" style:font-size-complex="18pt" style:font-weight-complex="bold"/>
    </style:style>
    <style:style style:name="P10" style:family="paragraph" style:parent-style-name="Standard">
      <style:paragraph-properties fo:text-align="justify" style:justify-single-word="false"/>
      <style:text-properties officeooo:paragraph-rsid="0022ff6f"/>
    </style:style>
    <style:style style:name="P11" style:family="paragraph" style:parent-style-name="Standard">
      <style:paragraph-properties fo:text-align="start" style:justify-single-word="false"/>
      <style:text-properties officeooo:paragraph-rsid="001f7c5f"/>
    </style:style>
    <style:style style:name="P12" style:family="paragraph" style:parent-style-name="Standard">
      <style:paragraph-properties fo:text-align="start" style:justify-single-word="false"/>
      <style:text-properties fo:font-size="13pt" fo:font-weight="bold" officeooo:rsid="0022ff6f" officeooo:paragraph-rsid="0022ff6f" style:font-size-asian="11.3500003814697pt" style:font-weight-asian="bold" style:font-size-complex="13pt" style:font-weight-complex="bold"/>
    </style:style>
    <style:style style:name="P13" style:family="paragraph" style:parent-style-name="Text_20_body">
      <style:text-properties fo:font-size="15pt" style:font-size-asian="15pt" style:font-size-complex="15pt"/>
    </style:style>
    <style:style style:name="P14" style:family="paragraph" style:parent-style-name="Text_20_body">
      <style:text-properties fo:font-size="15pt" officeooo:paragraph-rsid="00243d46" style:font-size-asian="15pt" style:font-size-complex="15pt"/>
    </style:style>
    <style:style style:name="P15" style:family="paragraph" style:parent-style-name="Text_20_body">
      <style:paragraph-properties fo:text-align="justify" style:justify-single-word="false"/>
      <style:text-properties fo:font-size="15pt" officeooo:paragraph-rsid="00243d46" style:font-size-asian="15pt" style:font-size-complex="15pt"/>
    </style:style>
    <style:style style:name="P16" style:family="paragraph" style:parent-style-name="Text_20_body">
      <style:text-properties fo:font-size="15pt" officeooo:rsid="0025c4bc" officeooo:paragraph-rsid="0025c4bc" style:font-size-asian="15pt" style:font-size-complex="15pt"/>
    </style:style>
    <style:style style:name="P17" style:family="paragraph" style:parent-style-name="Text_20_body">
      <style:text-properties fo:font-size="15pt" officeooo:paragraph-rsid="00270495" style:font-size-asian="15pt" style:font-size-complex="15pt"/>
    </style:style>
    <style:style style:name="P18" style:family="paragraph" style:parent-style-name="Text_20_body">
      <style:text-properties fo:font-size="15pt" officeooo:paragraph-rsid="0024d869" style:font-size-asian="15pt" style:font-size-complex="15pt"/>
    </style:style>
    <style:style style:name="P19" style:family="paragraph" style:parent-style-name="Text_20_body">
      <style:text-properties fo:font-size="15pt" officeooo:paragraph-rsid="0025c4bc" style:font-size-asian="15pt" style:font-size-complex="15pt"/>
    </style:style>
    <style:style style:name="P20" style:family="paragraph" style:parent-style-name="Text_20_body">
      <style:text-properties fo:font-size="15pt" officeooo:paragraph-rsid="002ab770" style:font-size-asian="15pt" style:font-size-complex="15pt"/>
    </style:style>
    <style:style style:name="P21" style:family="paragraph" style:parent-style-name="Text_20_body">
      <style:text-properties fo:font-size="15pt" officeooo:rsid="002e4980" officeooo:paragraph-rsid="002e4980" style:font-size-asian="15pt" style:font-size-complex="15pt"/>
    </style:style>
    <style:style style:name="P22" style:family="paragraph" style:parent-style-name="Text_20_body">
      <style:text-properties fo:font-size="15pt" officeooo:paragraph-rsid="002fcd5d" style:font-size-asian="15pt" style:font-size-complex="15pt"/>
    </style:style>
    <style:style style:name="P23" style:family="paragraph" style:parent-style-name="Text_20_body">
      <style:text-properties fo:font-size="15pt" fo:font-weight="bold" style:font-size-asian="15pt" style:font-weight-asian="bold" style:font-size-complex="15pt" style:font-weight-complex="bold"/>
    </style:style>
    <style:style style:name="P24" style:family="paragraph" style:parent-style-name="Text_20_body">
      <style:text-properties fo:font-size="15pt" fo:font-weight="bold" officeooo:paragraph-rsid="00243d46" style:font-size-asian="15pt" style:font-weight-asian="bold" style:font-size-complex="15pt" style:font-weight-complex="bold"/>
    </style:style>
    <style:style style:name="P25" style:family="paragraph" style:parent-style-name="Text_20_body">
      <style:text-properties fo:font-size="15pt" fo:font-weight="bold" officeooo:paragraph-rsid="0024d869" style:font-size-asian="15pt" style:font-weight-asian="bold" style:font-size-complex="15pt" style:font-weight-complex="bold"/>
    </style:style>
    <style:style style:name="P26" style:family="paragraph" style:parent-style-name="Text_20_body">
      <style:text-properties fo:font-size="15pt" fo:font-weight="bold" officeooo:rsid="00243d46" officeooo:paragraph-rsid="00243d46" style:font-size-asian="15pt" style:font-weight-asian="bold" style:font-size-complex="15pt" style:font-weight-complex="bold"/>
    </style:style>
    <style:style style:name="P27" style:family="paragraph" style:parent-style-name="Text_20_body">
      <style:text-properties fo:font-size="15pt" fo:font-weight="bold" officeooo:rsid="0024d869" officeooo:paragraph-rsid="0024d869" style:font-size-asian="15pt" style:font-weight-asian="bold" style:font-size-complex="15pt" style:font-weight-complex="bold"/>
    </style:style>
    <style:style style:name="P28" style:family="paragraph" style:parent-style-name="Text_20_body">
      <style:text-properties fo:font-size="15pt" fo:font-weight="bold" officeooo:rsid="0029e675" officeooo:paragraph-rsid="0029e675" style:font-size-asian="15pt" style:font-weight-asian="bold" style:font-size-complex="15pt" style:font-weight-complex="bold"/>
    </style:style>
    <style:style style:name="P29" style:family="paragraph" style:parent-style-name="Text_20_body">
      <style:text-properties fo:font-size="15pt" fo:font-weight="bold" style:font-size-asian="15pt" style:font-size-complex="15pt"/>
    </style:style>
    <style:style style:name="P30" style:family="paragraph" style:parent-style-name="Text_20_body">
      <style:text-properties fo:font-size="15pt" fo:font-weight="bold" officeooo:rsid="0025c4bc" style:font-size-asian="15pt" style:font-size-complex="15pt"/>
    </style:style>
    <style:style style:name="P31" style:family="paragraph" style:parent-style-name="Text_20_body">
      <style:text-properties fo:font-size="15pt" fo:font-weight="normal" officeooo:paragraph-rsid="0024d869" style:font-size-asian="15pt" style:font-weight-asian="normal" style:font-size-complex="15pt" style:font-weight-complex="normal"/>
    </style:style>
    <style:style style:name="P32" style:family="paragraph" style:parent-style-name="Text_20_body">
      <style:paragraph-properties fo:text-align="justify" style:justify-single-word="false"/>
      <style:text-properties fo:font-size="15pt" fo:font-weight="normal" officeooo:rsid="001f7c5f" officeooo:paragraph-rsid="002ab770" style:font-size-asian="15pt" style:font-weight-asian="normal" style:font-size-complex="15pt" style:font-weight-complex="normal"/>
    </style:style>
    <style:style style:name="P33" style:family="paragraph" style:parent-style-name="Text_20_body">
      <style:text-properties fo:font-size="15pt" fo:font-weight="normal" officeooo:rsid="00292cbf" style:font-size-asian="15pt" style:font-weight-asian="normal" style:font-size-complex="15pt" style:font-weight-complex="normal"/>
    </style:style>
    <style:style style:name="P34" style:family="paragraph" style:parent-style-name="Text_20_body">
      <style:text-properties fo:font-size="15pt" fo:font-style="italic" fo:font-weight="normal" style:font-size-asian="15pt" style:font-weight-asian="normal" style:font-size-complex="15pt" style:font-weight-complex="normal"/>
    </style:style>
    <style:style style:name="P35" style:family="paragraph" style:parent-style-name="Text_20_body">
      <style:text-properties officeooo:paragraph-rsid="0025c4bc"/>
    </style:style>
    <style:style style:name="P36" style:family="paragraph" style:parent-style-name="Text_20_body">
      <style:text-properties fo:font-size="18pt" fo:font-weight="bold" officeooo:paragraph-rsid="00243d46" style:font-size-asian="18pt" style:font-size-complex="18pt"/>
    </style:style>
    <style:style style:name="P37" style:family="paragraph" style:parent-style-name="Text_20_body">
      <style:text-properties fo:font-size="18pt" fo:font-weight="bold" officeooo:paragraph-rsid="00270495" style:font-size-asian="18pt" style:font-size-complex="18pt"/>
    </style:style>
    <style:style style:name="P38" style:family="paragraph" style:parent-style-name="Standard">
      <style:text-properties fo:font-size="15pt" fo:font-weight="bold" officeooo:rsid="0035ce26" officeooo:paragraph-rsid="0035ce26" style:font-size-asian="15pt" style:font-weight-asian="bold" style:font-size-complex="15pt" style:font-weight-complex="bold"/>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5pt" fo:font-weight="normal" officeooo:rsid="001f7c5f" style:font-size-asian="15pt" style:font-weight-asian="normal" style:font-size-complex="15pt" style:font-weight-complex="normal"/>
    </style:style>
    <style:style style:name="T3" style:family="text">
      <style:text-properties fo:font-size="15pt" fo:font-weight="normal" officeooo:rsid="0025c4bc"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fo:font-size="15pt" officeooo:rsid="0025c4bc"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fo:font-size="15pt" style:text-underline-style="none" fo:font-weight="bold" officeooo:rsid="0022ff6f" style:font-size-asian="15pt" style:font-weight-asian="bold" style:font-size-complex="15pt" style:font-weight-complex="bold"/>
    </style:style>
    <style:style style:name="T8" style:family="text">
      <style:text-properties fo:font-size="15pt" style:text-underline-style="none" fo:font-weight="normal" officeooo:rsid="0022ff6f" style:font-size-asian="15pt" style:font-weight-asian="normal" style:font-size-complex="15pt" style:font-weight-complex="normal"/>
    </style:style>
    <style:style style:name="T9" style:family="text">
      <style:text-properties fo:font-size="15pt" fo:font-weight="bold" style:font-size-asian="15pt" style:font-size-complex="15pt"/>
    </style:style>
    <style:style style:name="T10" style:family="text">
      <style:text-properties fo:font-size="15pt" fo:font-weight="bold" officeooo:rsid="00243d46" style:font-size-asian="15pt" style:font-size-complex="15pt"/>
    </style:style>
    <style:style style:name="T11" style:family="text">
      <style:text-properties fo:font-size="15pt" fo:font-weight="bold" officeooo:rsid="002d9e84" style:font-size-asian="15pt" style:font-size-complex="15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4pt" style:font-size-asian="14pt" style:font-size-complex="14pt"/>
    </style:style>
    <style:style style:name="T14" style:family="text">
      <style:text-properties fo:font-size="14pt" officeooo:rsid="001f7c5f" style:font-size-asian="14pt" style:font-size-complex="14pt"/>
    </style:style>
    <style:style style:name="T15" style:family="text">
      <style:text-properties fo:font-size="14pt" officeooo:rsid="002d9e84" style:font-size-asian="14pt" style:font-size-complex="14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officeooo:rsid="0022ff6f" style:font-weight-asian="bold" style:font-weight-complex="bold"/>
    </style:style>
    <style:style style:name="T20" style:family="text">
      <style:text-properties fo:font-style="italic"/>
    </style:style>
    <style:style style:name="T21" style:family="text">
      <style:text-properties fo:font-style="italic" style:text-underline-style="none" fo:font-weight="normal" style:font-weight-asian="normal"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243d46" style:font-weight-asian="bold" style:font-weight-complex="bold"/>
    </style:style>
    <style:style style:name="T25" style:family="text">
      <style:text-properties fo:font-weight="bold" officeooo:rsid="00243d46"/>
    </style:style>
    <style:style style:name="T26" style:family="text">
      <style:text-properties fo:font-weight="bold" officeooo:rsid="0025c4bc"/>
    </style:style>
    <style:style style:name="T27" style:family="text">
      <style:text-properties fo:font-weight="bold" officeooo:rsid="002850b6"/>
    </style:style>
    <style:style style:name="T28" style:family="text">
      <style:text-properties fo:font-weight="bold" officeooo:rsid="00292cbf"/>
    </style:style>
    <style:style style:name="T29" style:family="text">
      <style:text-properties fo:font-weight="bold" officeooo:rsid="002fcd5d"/>
    </style:style>
    <style:style style:name="T30" style:family="text">
      <style:text-properties officeooo:rsid="0024d869"/>
    </style:style>
    <style:style style:name="T31" style:family="text">
      <style:text-properties officeooo:rsid="002850b6"/>
    </style:style>
    <style:style style:name="T32" style:family="text">
      <style:text-properties officeooo:rsid="00292cbf"/>
    </style:style>
    <style:style style:name="T33" style:family="text">
      <style:text-properties fo:font-weight="normal" style:font-weight-asian="normal" style:font-weight-complex="normal"/>
    </style:style>
    <style:style style:name="T34" style:family="text">
      <style:text-properties fo:font-weight="normal" officeooo:rsid="00292cbf" style:font-weight-asian="normal" style:font-weight-complex="normal"/>
    </style:style>
    <style:style style:name="T35" style:family="text">
      <style:text-properties officeooo:rsid="002d9e84"/>
    </style:style>
    <style:style style:name="T36" style:family="text">
      <style:text-properties officeooo:rsid="003452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Requirement Specification (SRS) for Online Examination System </text:p>
      <text:p text:style-name="P1"/>
      <text:p text:style-name="P1"/>
      <text:p text:style-name="P38">\</text:p>
      <text:p text:style-name="P38">Changes are added to check git</text:p>
      <text:p text:style-name="P38"/>
      <text:p text:style-name="P38"/>
      <text:p text:style-name="P2">1. INTRODUCTION</text:p>
      <text:p text:style-name="P2"><text:s text:c="4"/>1.1 Purpose</text:p>
      <text:p text:style-name="P2"><text:s text:c="4"/>1.2 Scope</text:p>
      <text:p text:style-name="P2"><text:s text:c="4"/>1.3 Definitions, Acronyms, Abbreviations</text:p>
      <text:p text:style-name="P2"><text:s text:c="4"/>1.4 References</text:p>
      <text:p text:style-name="P2"><text:s text:c="4"/>1.5 Overall Description <text:span text:style-name="T36">deinition acronyms abbreviations</text:span></text:p>
      <text:p text:style-name="P2">2. OVERALL DESCRIPTION</text:p>
      <text:p text:style-name="P2"><text:s text:c="4"/>2.1 Product perspective</text:p>
      <text:p text:style-name="P2"><text:s text:c="4"/>2.2 Product functions</text:p>
      <text:p text:style-name="P2"><text:s text:c="4"/>2.3 User characteristics</text:p>
      <text:p text:style-name="P2"><text:s text:c="4"/>2.4 User constraints</text:p>
      <text:p text:style-name="P2"><text:s text:c="4"/>2.5 Assumptions &amp;amp; dependencies</text:p>
      <text:p text:style-name="P2"><text:s text:c="4"/>2.6 Apportioning requirements</text:p>
      <text:p text:style-name="P2">3. SPECIFIC REQUIREMENTS</text:p>
      <text:p text:style-name="P2"><text:s text:c="5"/>3.1 Interface requirements</text:p>
      <text:p text:style-name="P2"><text:s text:c="10"/>3.1.1 User Interface</text:p>
      <text:p text:style-name="P2"><text:s text:c="10"/>3.1.2 Hardware Interface</text:p>
      <text:p text:style-name="P2"><text:s text:c="10"/>3.1.3 Software Interface</text:p>
      <text:p text:style-name="P2"><text:s text:c="10"/>3.1.4 Communication Interface</text:p>
      <text:p text:style-name="P2"><text:s text:c="5"/>3.2 Functional requirements</text:p>
      <text:p text:style-name="P2"><text:s text:c="10"/>3.2.1 Use case model</text:p>
      <text:p text:style-name="P2"><text:s text:c="10"/>3.2.2 Use Case Specifications</text:p>
      <text:p text:style-name="P2"><text:s text:c="10"/>3.2.3 Activity Diagram</text:p>
      <text:p text:style-name="P2"><text:s text:c="10"/>3.2.4 Analysis Classes</text:p>
      <text:p text:style-name="P2"><text:s text:c="5"/>3.3 Performance requirements</text:p>
      <text:p text:style-name="P2"><text:s text:c="5"/>3.4 Logical database requirements</text:p>
      <text:p text:style-name="P2"><text:s text:c="5"/>3.5 Design Constraints</text:p>
      <text:p text:style-name="P2"><text:s text:c="5"/>3.6 Software System attributes</text:p>
      <text:p text:style-name="P2"><text:s text:c="10"/>3.6.1 Reliability</text:p>
      <text:p text:style-name="P2"><text:s text:c="10"/>3.6.2 Availability</text:p>
      <text:p text:style-name="P2"><text:s text:c="10"/>3.6.3 Security</text:p>
      <text:p text:style-name="P2"><text:s text:c="10"/>3.6.4 Maintainability</text:p>
      <text:p text:style-name="P2"><text:s text:c="10"/>3.6.5 Portability</text:p>
      <text:p text:style-name="P2">4. SUPPORTING INFORMATION</text:p>
      <text:p text:style-name="P2"/>
      <text:p text:style-name="P2"><text:soft-page-break/></text:p>
      <text:p text:style-name="P2"/>
      <text:p text:style-name="P2"/>
      <text:p text:style-name="P9">1.Introduction</text:p>
      <text:p text:style-name="P2"/>
      <text:p text:style-name="P11"><text:span text:style-name="T2"><text:s/></text:span><text:span text:style-name="T13">The following subsections of the SRS document provide an overview of the entire <text:s text:c="2"/></text:span><text:span text:style-name="T14">online examination system </text:span><text:span text:style-name="T15">project.</text:span><text:span text:style-name="T2"> <text:s text:c="2"/></text:span></text:p>
      <text:p text:style-name="P3"/>
      <text:p text:style-name="P3"><text:s text:c="2"/></text:p>
      <text:p text:style-name="P12">1.1 <text:span text:style-name="T16"><text:s/></text:span><text:span text:style-name="T6">Purpose</text:span></text:p>
      <text:p text:style-name="P12"><text:span text:style-name="T17"><text:s text:c="10"/></text:span><text:span text:style-name="T6"><text:s/></text:span></text:p>
      <text:p text:style-name="P4"><text:span text:style-name="T19"><text:s text:c="9"/></text:span><text:span text:style-name="T18">The purpose of the project is to provide online facility to </text:span><text:span text:style-name="T21">Institutes </text:span><text:span text:style-name="T18">to conduct online exams and to Students to give online exams. Institutes can enter and edit the questions along with the students list. Also they can view the result. Students can login and give their respective exams and view their score then and there. </text:span><text:span text:style-name="T21">Others </text:span><text:span text:style-name="T18">can view sample papers to get look and feel of the online examination system.</text:span></text:p>
      <text:p text:style-name="P5"/>
      <text:p text:style-name="P7">1.2 <text:s/>Scope</text:p>
      <text:p text:style-name="P7"><text:s text:c="2"/></text:p>
      <text:p text:style-name="P10"><text:span text:style-name="T7"><text:s text:c="7"/></text:span><text:span text:style-name="T8"><text:s text:c="3"/>The website to conduct online examination is “Online Examination”. This website provides facility to institutes to conduct online exams by providing a unique id to each institute. The institute provides questions along with positive and negative marks. Institute also enters the list of eligible students. All the information entered can be later edited by the institute.</text:span></text:p>
      <text:p text:style-name="P6">In turn student can login with their id, name and instituteid to give the exams and can view their result then and there. Institutes can also view the result of their students.</text:p>
      <text:p text:style-name="P6"/>
      <text:p text:style-name="Text_20_body"><text:span text:style-name="T10">1.3,</text:span><text:span text:style-name="T11">Acronyms,</text:span><text:span text:style-name="T10"> </text:span><text:span text:style-name="T9">Abbreviations:</text:span></text:p>
      <text:p text:style-name="P13">JSP stands for Java Server Pages</text:p>
      <text:p text:style-name="P21">DBMS stands for Data Base Management System</text:p>
      <text:p text:style-name="P13">HTTP stands for HyperText Transfer Protocol</text:p>
      <text:p text:style-name="P21">CSS stands for Cascading Sytle Sheet</text:p>
      <text:p text:style-name="P21"/>
      <text:p text:style-name="P13"><text:span text:style-name="T25">1.4 </text:span><text:span text:style-name="T22">References:</text:span></text:p>
      <text:p text:style-name="P13"><text:soft-page-break/><text:s text:c="5"/>IEEE Recommended Practice for Software Requirements Specification- IEEE STD 830-1993.</text:p>
      <text:p text:style-name="P14"><text:span text:style-name="T24">1.5</text:span><text:span text:style-name="T23"> Overview:</text:span></text:p>
      <text:p text:style-name="P15">The rest of this SRS document describes the various system requirements, interfaces, features and functionalities in detail.</text:p>
      <text:p text:style-name="P29"/>
      <text:p text:style-name="P36">2. Overall Description</text:p>
      <text:p text:style-name="P15"><text:s text:c="8"/>In Online examination system institute can register to conduct an online test and view the records later. Students can give the test and their respective records, which include their marks for each test given by them, will be maintained separately. No student can take a particular exam more than once.</text:p>
      <text:p text:style-name="P26">2.1 Product prospective</text:p>
      <text:p text:style-name="P18">(i) User interfaces:</text:p>
      <text:p text:style-name="P18">The application will have a user friendly and menu based interface.</text:p>
      <text:p text:style-name="P13">Following screens will be provided:</text:p>
      <text:p text:style-name="P13">(ii) A login screen for entering the username, password will be provided. Access to different screens will be based upon the user.</text:p>
      <text:p text:style-name="P13">(iii) There is a screen for displaying information regarding entries to be made by institutes.</text:p>
      <text:p text:style-name="P13">(iv) There is a screen for displaying information regarding filling of exam details by institutes.</text:p>
      <text:p text:style-name="P13">(v) There is a screen for displaying information regarding entering student list for the particular exam.</text:p>
      <text:p text:style-name="P13">(vi) There is a screen for displaying information menu regarding what options the institutes will select while filling entries (entering questions, student list, deleting questions, entering exam details).</text:p>
      <text:p text:style-name="P13">(vii) There is a screen for displaying exam details to the students when they are taking exams.</text:p>
      <text:p text:style-name="P13">(viii) There is a screen for taking exam for the studen<text:span text:style-name="T30">ts.</text:span></text:p>
      <text:p text:style-name="P13"><text:soft-page-break/>(ix) There is a screen for displaying of results of students after taking the exam.</text:p>
      <text:p text:style-name="P31"><text:s/><text:span text:style-name="T20">(x) Hardware interfaces</text:span></text:p>
      <text:p text:style-name="P13">(i) Support for printer for printing results then and there.</text:p>
      <text:p text:style-name="P13">(ii) Screen resolution of at least 800X600 is required for proper and complete viewing of screens. Higher resolution will be accepted.</text:p>
      <text:p text:style-name="P34"/>
      <text:p text:style-name="P34">(xi) Software interfaces</text:p>
      <text:p text:style-name="P13">(i) Any windows based operating system.</text:p>
      <text:p text:style-name="P13">(ii) MS Access 2000 as the DBMS-for database.</text:p>
      <text:p text:style-name="P13">(iii) IDE (NET BEANS) for developing code.</text:p>
      <text:p text:style-name="P13">(xii) Communications interfaces None</text:p>
      <text:p text:style-name="P13">(xiii) Memory Constraints At least 512 MB RAM and 5 MB space on hard disk <text:s text:c="2"/>will be required for running the application.</text:p>
      <text:p text:style-name="P13">(xv) Site Adaptation Requirements Web browser with cookies enabled.</text:p>
      <text:p text:style-name="P25"/>
      <text:p text:style-name="P27">2.2 Product functions</text:p>
      <text:p text:style-name="P35"><text:span text:style-name="T12"><text:s text:c="6"/></text:span><text:span text:style-name="T1"><text:s/></text:span><text:span text:style-name="T3">The </text:span><text:span text:style-name="T4">website will allow access only to authorised users with specific roles (Administrator- maintains the website, Institutes-Register to conduct the exams, Students-Give the exams online) </text:span></text:p>
      <text:p text:style-name="P19">A summary of the major functions that the website will perform:</text:p>
      <text:p text:style-name="P13">a. Provide facility to institutes to register to conduct an online test.</text:p>
      <text:p text:style-name="P13">b. Institutes can enter the number of questions, +ve, -ve marks, questions and answers and the list of eligible students.</text:p>
      <text:p text:style-name="P13">c. Students can login and give the tests.</text:p>
      <text:p text:style-name="P13"><text:span text:style-name="T22"><text:s/></text:span><text:span text:style-name="T26">2.3 </text:span><text:span text:style-name="T22">User Characteristics</text:span></text:p>
      <text:p text:style-name="P13">a. Educational level: Users should be comfortable with the English language.</text:p>
      <text:p text:style-name="P13">b. Experience: Users should have prior information regarding the online examinations.</text:p>
      <text:p text:style-name="P35"><text:soft-page-break/><text:span text:style-name="T5">c.Skills: user should hhave basic knowledge and and </text:span><text:span text:style-name="T4">should be comfortable using general purpose applications on computers.</text:span></text:p>
      <text:p text:style-name="P30"/>
      <text:p text:style-name="P13"><text:span text:style-name="T26">2.4</text:span><text:span text:style-name="T22"> </text:span><text:span text:style-name="T26">User </text:span><text:span text:style-name="T22">Constraints</text:span></text:p>
      <text:p text:style-name="P13">Since the DBMS being used is MS Access 2000, which is not a very popular DBMS, it will not be able to store a very huge number of records.</text:p>
      <text:p text:style-name="P13"><text:s/>Due to limited features of DBMS being used performance tuning features will not be applied to the queries and thus the system may become slow with the increase in number of records being stored.</text:p>
      <text:p text:style-name="P13">An extra security as SSL must be used to secure the marks details and other examination information.</text:p>
      <text:p text:style-name="P13"><text:span text:style-name="T26">2.5</text:span><text:span text:style-name="T22"> Assumptions: </text:span>The examinations are all objective. Students can give each exam just once.</text:p>
      <text:p text:style-name="P13"><text:bookmark text:name="aswift_4_anchor"/><text:bookmark text:name="aswift_4_expand"/><text:span text:style-name="T26">2.6 </text:span><text:span text:style-name="T22">Apportioning of Requirements: </text:span>The future versions of the website will be having a better database to handle larger number of records, in a more secure way.</text:p>
      <text:p text:style-name="P13">Also separate profile will be maintained later for all students so that he can view all his previous test performances.</text:p>
      <text:p text:style-name="P37">3. Specific Requirements</text:p>
      <text:p text:style-name="P17">This section provides software requirements to a level of detail sufficient to enable designers to design the system and testers to test the system.</text:p>
      <text:p text:style-name="P13"><text:span text:style-name="T27">3.1 </text:span><text:span text:style-name="T22">Interface Requirements:</text:span></text:p>
      <text:p text:style-name="P23"><text:span text:style-name="T31">3.1.1</text:span> User Interfaces:</text:p>
      <text:p text:style-name="P13"><text:span text:style-name="T22"><text:s/>Institute Registration Screen: </text:span>Various fields available on this screen will be:</text:p>
      <text:p text:style-name="P13"><text:s/>Login Name, Institute Name, Email Id, Password</text:p>
      <text:p text:style-name="P13"><text:span text:style-name="T22"><text:s/>Institute Login Screen:</text:span> Fields available on this screen are:</text:p>
      <text:p text:style-name="P13"><text:s/>Login Name, Password</text:p>
      <text:p text:style-name="P13"><text:span text:style-name="T22"><text:s/>Entering Questions: </text:span>Various Fields are:</text:p>
      <text:p text:style-name="P13"><text:s/>Questions, Options (4/<text:span text:style-name="T35">5</text:span>),<text:span text:style-name="T35"> Numerical answer type(NAT)</text:span></text:p>
      <text:p text:style-name="P13"><text:soft-page-break/><text:s/>Correct Answer,<text:span text:style-name="T35"> Range of <text:s/>NAT answers</text:span></text:p>
      <text:p text:style-name="P13"><text:span text:style-name="T22"><text:s/>Exam Details Screen: </text:span>Various Fields are:</text:p>
      <text:p text:style-name="P13"><text:s/>Exam Name, No. Of Questions, Time Limit, +ve, -ve Marks, Passing Marks</text:p>
      <text:p text:style-name="P13"><text:span text:style-name="T22"><text:s/>Student List Screen: </text:span>Various Fields are:</text:p>
      <text:p text:style-name="P13"><text:s/>Student ID, Student Name</text:p>
      <text:p text:style-name="P13"><text:span text:style-name="T22"><text:s/>Student Login Screen: </text:span>Various Fields are:</text:p>
      <text:p text:style-name="P13"><text:s/>Student ID, Student Name, Institute ID</text:p>
      <text:p text:style-name="P13"><text:span text:style-name="T29"><text:s/>St</text:span><text:span text:style-name="T22">udent Taking Exam Screen: </text:span>Various Fields are:</text:p>
      <text:p text:style-name="P13"><text:s/>Display Of Question With Options, Control Buttons To switch questions</text:p>
      <text:p text:style-name="P13"><text:span text:style-name="T22">Result Displaying Screen: </text:span>Various Fields are:</text:p>
      <text:p text:style-name="P13"><text:s text:c="2"/>No. Of Correct Questions, <text:s/>No. Of Incorrect Questions</text:p>
      <text:p text:style-name="P13"><text:s text:c="2"/>No. Of Unattempted Questions, <text:s/>Total Marks,Result (Pass/Fail)</text:p>
      <text:p text:style-name="P13"><text:span text:style-name="T27">3.1.2 </text:span><text:span text:style-name="T22">Hardware interfaces:</text:span></text:p>
      <text:p text:style-name="P13"><text:s/>Support for printer for printing results then and there.</text:p>
      <text:p text:style-name="P13"><text:s/>Screen resolution of at least 800X600 is required for proper and complete viewing of screens. Higher resolution will be accepted.</text:p>
      <text:p text:style-name="P22"><text:span text:style-name="T28">3.1.3 <text:s/></text:span><text:span text:style-name="T22">Software interfaces:</text:span></text:p>
      <text:p text:style-name="P22"><text:span text:style-name="T22"><text:s text:c="3"/></text:span>Any windows based operating system.</text:p>
      <text:p text:style-name="P13"><text:s text:c="2"/>MS Access 2000 as the DBMS-for database.</text:p>
      <text:p text:style-name="P13"><text:s text:c="2"/>IDE (NET BEANS) for developing code.</text:p>
      <text:p text:style-name="P13"><text:span text:style-name="T28">3.1.4 <text:s/></text:span><text:span text:style-name="T22">Communication interfaces:</text:span></text:p>
      <text:p text:style-name="P13"><text:span text:style-name="T22"><text:s/></text:span><text:span text:style-name="T33"><text:s text:c="7"/></text:span><text:span text:style-name="T34">none</text:span></text:p>
      <text:p text:style-name="P33"/>
      <text:p text:style-name="P28"><text:span text:style-name="T32">3.</text:span>2 Functional requirements</text:p>
      <text:p text:style-name="P32">3.2.1 Use case model</text:p>
      <text:p text:style-name="P32"/>
      <text:p text:style-name="P20"><text:soft-page-break/></text:p>
      <text:p text:style-name="P16"/>
      <text:p text:style-name="P25"/>
      <text:p text:style-name="P25"><text:s text:c="9"/></text:p>
      <text:p text:style-name="P24"><text:s text:c="9"/></text:p>
      <text:p text:style-name="P24"/>
      <text:p text:style-name="P24"><text:s text:c="4"/></text:p>
      <text:p text:style-name="P24"><text:s text:c="6"/></text:p>
      <text:p text:style-name="P8"/>
      <text:p text:style-name="P8"/>
      <text:p text:style-name="P8"><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0:07.271207630</meta:creation-date>
    <dc:date>2019-03-11T12:20:29.755683137</dc:date>
    <meta:editing-duration>PT1H31M47S</meta:editing-duration>
    <meta:editing-cycles>14</meta:editing-cycles>
    <meta:generator>LibreOffice/5.2.7.2$Linux_X86_64 LibreOffice_project/20m0$Build-2</meta:generator>
    <meta:document-statistic meta:table-count="0" meta:image-count="0" meta:object-count="0" meta:page-count="7" meta:paragraph-count="135" meta:word-count="1150" meta:character-count="7852" meta:non-whitespace-character-count="6480"/>
  </office:meta>
</office:document-meta>
</file>